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A000001F59F6F889877CD14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9.569cm" draw:z-index="0"><draw:image xlink:href="Pictures/100000000000037A000001F59F6F889877CD14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9:11:17.756000000</meta:creation-date>
    <dc:date>2024-04-24T19:11:59.730000000</dc:date>
    <meta:editing-duration>PT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